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EF00000100B58E8FE85095F135.png" manifest:media-type="image/png"/>
  <manifest:file-entry manifest:full-path="Pictures/10000200000000AB000000ABB8FBD718341C8EF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a1ca"/>
    </style:style>
    <style:style style:name="P2" style:family="paragraph" style:parent-style-name="Standard">
      <style:paragraph-properties fo:text-align="start" style:justify-single-word="false"/>
      <style:text-properties officeooo:paragraph-rsid="0019a1ca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9a1ca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a1ca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ec76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ff52"/>
    </style:style>
    <style:style style:name="T3" style:family="text">
      <style:text-properties officeooo:rsid="0019a1ca"/>
    </style:style>
    <style:style style:name="T4" style:family="text">
      <style:text-properties officeooo:rsid="001b94d5"/>
    </style:style>
    <style:style style:name="T5" style:family="text">
      <style:text-properties officeooo:rsid="001bff52"/>
    </style:style>
    <style:style style:name="T6" style:family="text">
      <style:text-properties officeooo:rsid="001f33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76352019520"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 table:style-name="TableLine94176350666864"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 table:style-name="TableLine94176352362304"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 table:style-name="TableLine94176352363120"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 table:style-name="TableLine94176352363984"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 table:style-name="TableLine94176352364800"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 table:style-name="TableLine94176352365840"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 table:style-name="TableLine94176352366816"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 table:style-name="TableLine94176352367792"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 table:style-name="TableLine94176352368688"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 table:style-name="TableLine94176352369664"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2089148232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159642690286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60067385154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60616003565" text:continue-numbering="true" text:style-name="L1">
        <text:list-item>
          <text:p text:style-name="P4">You <text:span text:style-name="T4">are</text:span> in a spaceship hovering (not orbiting) above the planet Neptune, at an altitude of 125,000,000 m. <text:s/>If you spaceship <text:span text:style-name="T6">has a mass of</text:span> 2 million kilograms, what is the force Neptune's gravity on you<text:span text:style-name="T3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73160908195434" text:continue-numbering="true" text:style-name="L1">
        <text:list-item>
          <text:p text:style-name="P4">Beauford, who has a mass of 1<text:span text:style-name="T3">50</text:span> kg, <text:s/>is sitting 1 meter away from his true love, Beaulah, who has a mass of 1<text:span text:style-name="T3">6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160115106627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61449222131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60901286148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61414577099" text:continue-numbering="true" text:style-name="L1">
        <text:list-item>
          <text:list>
            <text:list-item>
              <text:p text:style-name="P5">At this rate, how long would it take the sun to travel <text:span text:style-name="T5">1 astronomical unit? (1 AU = 1.496x10</text:span><text:span text:style-name="T2">11</text:span><text:span text:style-name="T5"> m)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 draw:mime-type="image/png"/></draw:frame><draw:frame draw:style-name="Mfr1" draw:name="graphics1" text:anchor-type="paragraph" svg:x="0.0063in" svg:y="-0.4126in" svg:width="0.75in" svg:height="0.8in" draw:z-index="3"><draw:image xlink:href="Pictures/10000201000000EF00000100B58E8FE85095F135.png" xlink:type="simple" xlink:show="embed" xlink:actuate="onLoad" draw:mime-type="image/png"/></draw:frame><text:s text:c="21"/>Name:<text:tab/><text:tab/><text:date style:data-style-name="N37" text:date-value="2021-04-29T07:31:59.353133928" text:date-adjust="PT24H00M00S">04/30/21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6T21:30:28.986135130</meta:creation-date>
    <meta:editing-duration>PT4M16S</meta:editing-duration>
    <meta:editing-cycles>7</meta:editing-cycles>
    <meta:generator>LibreOffice/7.0.5.2$Linux_X86_64 LibreOffice_project/00$Build-2</meta:generator>
    <dc:date>2021-04-29T07:31:59.304710573</dc:date>
    <meta:document-statistic meta:table-count="1" meta:image-count="2" meta:object-count="0" meta:page-count="2" meta:paragraph-count="48" meta:word-count="329" meta:character-count="1749" meta:non-whitespace-character-count="1435"/>
  </office:meta>
</office:document-meta>
</file>